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0198d9c" officeooo:paragraph-rsid="00198d9c"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b1e80" officeooo:paragraph-rsid="001b1e80" style:font-weight-asian="bold" style:font-weight-complex="bold"/>
    </style:style>
    <style:style style:name="P3" style:family="paragraph" style:parent-style-name="Standard">
      <style:text-properties style:text-underline-style="none" fo:font-weight="bold" officeooo:rsid="001b1e80" officeooo:paragraph-rsid="001b1e80" style:font-weight-asian="bold" style:font-weight-complex="bold"/>
    </style:style>
    <style:style style:name="P4" style:family="paragraph" style:parent-style-name="Standard">
      <style:text-properties style:text-underline-style="none" fo:font-weight="bold" officeooo:rsid="001cc7e3" officeooo:paragraph-rsid="001cc7e3" style:font-weight-asian="bold" style:font-weight-complex="bold"/>
    </style:style>
    <style:style style:name="P5" style:family="paragraph" style:parent-style-name="Standard">
      <style:text-properties style:text-underline-style="none" fo:font-weight="normal" officeooo:rsid="00198d9c" officeooo:paragraph-rsid="00198d9c"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oubleshoot amazon EC2 Auto scaling: EC2 instance launch failures</text:p>
      <text:p text:style-name="P1"/>
      <text:p text:style-name="P5">Information about EC2 instances that fail to launch, potential causes, and the steps you can take to resolve the issues.</text:p>
      <text:p text:style-name="P5"/>
      <text:p text:style-name="P2">The requested configuration is currently not supported</text:p>
      <text:p text:style-name="P2"/>
      <text:p text:style-name="P3">Cause<text:span text:style-name="T1">: Some options in your launch templated or launch configuration might not be compatible with the instance type, or the instance configuration might not be supported in your requested AWS region or availability zones.</text:span></text:p>
      <text:p text:style-name="P3"><text:span text:style-name="T1"/></text:p>
      <text:p text:style-name="P4">Solution<text:span text:style-name="T1">: Try a different instance configuration. Ensure the correct AMI is chosen which is supported by your instance typ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7:32:35.260785306</meta:creation-date>
    <dc:date>2023-07-03T17:38:35.908496747</dc:date>
    <meta:editing-duration>PT6M</meta:editing-duration>
    <meta:editing-cycles>3</meta:editing-cycles>
    <meta:generator>LibreOffice/7.4.5.1$Linux_X86_64 LibreOffice_project/40$Build-1</meta:generator>
    <meta:document-statistic meta:table-count="0" meta:image-count="0" meta:object-count="0" meta:page-count="1" meta:paragraph-count="5" meta:word-count="89" meta:character-count="585" meta:non-whitespace-character-count="501"/>
  </office:meta>
</office:document-meta>
</file>